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P3" style:family="paragraph" style:parent-style-name="List_20_Paragraph">
      <style:text-properties officeooo:rsid="001b4acf" officeooo:paragraph-rsid="001b4acf"/>
    </style:style>
    <style:style style:name="P4" style:family="paragraph" style:parent-style-name="List_20_Paragraph">
      <style:paragraph-properties fo:margin-left="2.498cm" fo:margin-right="0cm" fo:text-indent="0cm" style:auto-text-indent="false"/>
    </style:style>
    <style:style style:name="P5" style:family="paragraph" style:parent-style-name="List_20_Paragraph">
      <style:paragraph-properties fo:margin-left="2.498cm" fo:margin-right="0cm" fo:text-indent="0cm" style:auto-text-indent="false"/>
      <style:text-properties fo:font-size="14pt" style:font-size-asian="14pt" style:font-size-complex="14pt"/>
    </style:style>
    <style:style style:name="P6" style:family="paragraph" style:parent-style-name="List_20_Paragraph">
      <style:paragraph-properties fo:margin-left="3.747cm" fo:margin-right="0cm" fo:text-indent="0cm" style:auto-text-indent="false"/>
    </style:style>
    <style:style style:name="P7" style:family="paragraph" style:parent-style-name="List_20_Paragraph">
      <style:paragraph-properties fo:margin-left="3.747cm" fo:margin-right="0cm" fo:text-indent="0cm" style:auto-text-indent="false"/>
      <style:text-properties fo:font-size="14pt" fo:language="en" fo:country="US" style:font-size-asian="14pt" style:font-size-complex="14pt"/>
    </style:style>
    <style:style style:name="P8" style:family="paragraph" style:parent-style-name="List_20_Paragraph">
      <style:paragraph-properties fo:margin-left="6.234cm" fo:margin-right="0cm" fo:text-indent="-2.487cm" style:auto-text-indent="false"/>
    </style:style>
    <style:style style:name="P9" style:family="paragraph" style:parent-style-name="List_20_Paragraph">
      <style:paragraph-properties fo:margin-left="4.985cm" fo:margin-right="0cm" fo:text-indent="-2.487cm" style:auto-text-indent="false"/>
    </style:style>
    <style:style style:name="P10" style:family="paragraph" style:parent-style-name="List_20_Paragraph">
      <style:paragraph-properties fo:margin-left="4.985cm" fo:margin-right="0cm" fo:text-indent="-2.487cm" style:auto-text-indent="false"/>
      <style:text-properties fo:font-size="14pt" style:font-size-asian="14pt" style:font-size-complex="14pt"/>
    </style:style>
    <style:style style:name="P11" style:family="paragraph" style:parent-style-name="List_20_Paragraph">
      <style:paragraph-properties fo:margin-left="4.995cm" fo:margin-right="0cm" fo:text-indent="0cm" style:auto-text-indent="false"/>
    </style:style>
    <style:style style:name="P12" style:family="paragraph" style:parent-style-name="List_20_Paragraph">
      <style:paragraph-properties fo:margin-left="0cm" fo:margin-right="0cm" fo:text-indent="0cm" style:auto-text-indent="false"/>
      <style:text-properties officeooo:rsid="001b4acf" officeooo:paragraph-rsid="001b4acf"/>
    </style:style>
    <style:style style:name="P13" style:family="paragraph" style:parent-style-name="List_20_Paragraph">
      <style:paragraph-properties fo:margin-left="0cm" fo:margin-right="0cm" fo:text-indent="0cm" style:auto-text-indent="false"/>
      <style:text-properties officeooo:rsid="001b4acf" officeooo:paragraph-rsid="001d1451"/>
    </style:style>
    <style:style style:name="P14" style:family="paragraph" style:parent-style-name="List_20_Paragraph">
      <style:paragraph-properties fo:margin-left="0cm" fo:margin-right="0cm" fo:text-indent="0cm" style:auto-text-indent="false"/>
      <style:text-properties officeooo:rsid="001d1451" officeooo:paragraph-rsid="001d1451"/>
    </style:style>
    <style:style style:name="P15" style:family="paragraph" style:parent-style-name="List_20_Paragraph">
      <style:paragraph-properties fo:margin-left="0cm" fo:margin-right="0cm" fo:text-indent="0cm" style:auto-text-indent="false"/>
      <style:text-properties officeooo:rsid="001dcffc" officeooo:paragraph-rsid="001dcffc"/>
    </style:style>
    <style:style style:name="P16" style:family="paragraph" style:parent-style-name="List_20_Paragraph">
      <style:paragraph-properties fo:margin-left="0cm" fo:margin-right="0cm" fo:text-indent="0cm" style:auto-text-indent="false"/>
      <style:text-properties officeooo:rsid="001ebe8c" officeooo:paragraph-rsid="001ebe8c"/>
    </style:style>
    <style:style style:name="P17" style:family="paragraph" style:parent-style-name="List_20_Paragraph">
      <style:paragraph-properties fo:margin-left="0cm" fo:margin-right="0cm" fo:text-indent="0cm" style:auto-text-indent="false"/>
      <style:text-properties officeooo:rsid="002174f7" officeooo:paragraph-rsid="002174f7"/>
    </style:style>
    <style:style style:name="P18"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rsid="001d1451" officeooo:paragraph-rsid="001d1451"/>
    </style:style>
    <style:style style:name="P19"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rsid="001ebe8c" officeooo:paragraph-rsid="001ebe8c"/>
    </style:style>
    <style:style style:name="P20"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rsid="002174f7" officeooo:paragraph-rsid="002174f7"/>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language="en" fo:country="US" style:font-size-asian="14pt" style:font-size-complex="14pt"/>
    </style:style>
    <style:style style:name="T4" style:family="text">
      <style:text-properties fo:font-size="14pt" fo:font-style="italic" style:font-size-asian="14pt" style:font-style-asian="italic" style:font-size-complex="14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officeooo:rsid="001d1451"/>
    </style:style>
    <style:style style:name="T7" style:family="text">
      <style:text-properties officeooo:rsid="001fa98d"/>
    </style:style>
    <style:style style:name="T8" style:family="text">
      <style:text-properties officeooo:rsid="002174f7"/>
    </style:style>
    <style:style style:name="T9" style:family="text">
      <style:text-properties officeooo:rsid="0022fe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ВЫРАЖЕНИЯ</text:span></text:p>
      <text:list xml:id="list1859284264" text:style-name="WWNum1">
        <text:list-item>
          <text:p text:style-name="P2"><text:span text:style-name="T1">Вычисляемые выражения</text:span></text:p>
        </text:list-item>
      </text:list>
      <text:p text:style-name="P4"><text:span text:style-name="T2">выражение должны быть целочисленным, т.е. состоять из целочисленных констант и меток и использовать следующие операции</text:span></text:p>
      <text:p text:style-name="P6"><text:span text:style-name="T2">- + и -<text:tab/><text:tab/>сложение и вычитание</text:span></text:p>
      <text:p text:style-name="P6"><text:span text:style-name="T2">*<text:tab/><text:tab/>умножение</text:span></text:p>
      <text:p text:style-name="P8"><text:span text:style-name="T2">/ и % <text:tab/><text:tab/>целочисленное деление и остаток от деления (для беззнаковых целых чисел)</text:span></text:p>
      <text:p text:style-name="P8"><text:span text:style-name="T2">// и %% <text:tab/> целочисленное деление и остаток от деления <text:s/>(для знаковых целых чисел)</text:span></text:p>
      <text:p text:style-name="P8"><text:span text:style-name="T2">&amp; , |, ^<text:tab/>операция побитового «и», «или», «исключающего или»</text:span></text:p>
      <text:p text:style-name="P8"><text:span text:style-name="T2">&lt;&lt; и &gt;&gt;<text:tab/>операции побитового сдвига влево и вправо</text:span></text:p>
      <text:p text:style-name="P8"><text:span text:style-name="T2">-и + <text:tab/>унарные. – меняет знак числа на противоположный, + ничего не делает</text:span></text:p>
      <text:p text:style-name="P8"><text:span text:style-name="T2">~<text:tab/>унарная операция, означает побитовое отрицание</text:span></text:p>
      <text:p text:style-name="P9"><text:span text:style-name="T2">При применении операций % и %% <text:s/>необходимо оставлять </text:span></text:p>
      <text:p text:style-name="P9"><text:span text:style-name="T2">Пробельный символ после знака операции.</text:span></text:p>
      <text:p text:style-name="P9"><text:span text:style-name="T2">Унарные операции имеют самый высокий приоритет, следом за </text:span></text:p>
      <text:p text:style-name="P9"><text:span text:style-name="T2">ними идут операции умножени, <text:s/>деления и остатка от деления,</text:span></text:p>
      <text:p text:style-name="P9"><text:span text:style-name="T2"><text:s/>далее – сложение и вычитание. <text:s/></text:span></text:p>
      <text:p text:style-name="P9"><text:span text:style-name="T2">Затем операции сдвигов, &amp;, ^, и |.</text:span></text:p>
      <text:p text:style-name="P9"><text:span text:style-name="T2">Порядок выполнения операций можно изменить, применив</text:span></text:p>
      <text:p text:style-name="P9"><text:span text:style-name="T2"><text:s/>круглые скобки.</text:span></text:p>
      <text:p text:style-name="P9"><text:span text:style-name="T3"><text:s/></text:span></text:p>
      <text:p text:style-name="P10"/>
      <text:list xml:id="list180947979499150" text:continue-numbering="true" text:style-name="WWNum1">
        <text:list-item>
          <text:p text:style-name="P2"><text:span text:style-name="T1">Критические выражения</text:span></text:p>
        </text:list-item>
      </text:list>
      <text:p text:style-name="P4"><text:soft-page-break/><text:span text:style-name="T2">На первом проходе ассемблер вычисляет размер всех машинных команд и других данных, подлежащих размещению в памяти; <text:s/>в </text:span></text:p>
      <text:p text:style-name="P4"><text:span text:style-name="T2">результате этого ассемблер устанавливает какое </text:span><text:span text:style-name="T4">числовое значение </text:span><text:span text:style-name="T2">должно быть приписано каждой из встретившихся меток. На втором проходе генерится машинный код. Второй проход нужен, чтобы можно было ссылаться на метку, стоящую в тексте </text:span><text:span text:style-name="T4">позже, </text:span><text:span text:style-name="T2">чем ссылка на нее. Проблемы нет, если только</text:span></text:p>
      <text:p text:style-name="P4"><text:span text:style-name="T2">значение выражения не влияет на размер команды, выделяемой области памяти. </text:span></text:p>
      <text:p text:style-name="P4"><text:span text:style-name="T2">Если это условие не выполнено, тот невозможность вычислить выражение на первом проходе приведет к невозможности выполнить задачу перврвого прохода – определить численные значения всех меток.</text:span></text:p>
      <text:p text:style-name="P5"/>
      <text:p text:style-name="P11"><text:span text:style-name="T3">times (label - $) db 0</text:span></text:p>
      <text:p text:style-name="P6"><text:span text:style-name="T3">label: <text:s text:c="2"/>db <text:s text:c="3"/>‘Were am I?’</text:span></text:p>
      <text:p text:style-name="P7"/>
      <text:p text:style-name="P4"><text:span text:style-name="T2">Директива </text:span><text:span text:style-name="T3">times</text:span><text:span text:style-name="T2"> должна ввести столько нулевых байтов, насколько метка </text:span><text:span text:style-name="T3">label</text:span><text:span text:style-name="T2"> отстоит от самой этой строчки, но ведь метка как раз и отстоит от этой строчки настолько, сколько нулевых байтов будет введено.</text:span></text:p>
      <text:p text:style-name="P4"><text:span text:style-name="T2">В связи с этим вводится понятие </text:span><text:span text:style-name="T5">критического выражения:</text:span></text:p>
      <text:p text:style-name="P4"><text:span text:style-name="T2">это такое выражение, вычисляемое во время ассемблирования, которое необходимо вычислить во время первого прохода. Критическими ассемблер считает любые выражения, от которых тем или иным образом зависит размер чего бы то ни было, располагаемого в памяти ( и которые, следовательно, могут повлиять на значения меток, вводимых позже). В критических выражениях можно использовать только числовые константы, а также метки, определенные </text:span><text:span text:style-name="T4">выше по тексту программы</text:span><text:span text:style-name="T2">, чем рассматриваемое выражение. Это </text:span><text:soft-page-break/><text:span text:style-name="T2">гарантирует возможность вычисления выражения на первом проходе.</text:span></text:p>
      <text:p text:style-name="P4"><text:span text:style-name="T2">Кроме параметров директивы </text:span><text:span text:style-name="T3">times</text:span><text:span text:style-name="T2">, к категории критических относятся, например, выражения в аргументах псевдокоманд </text:span></text:p>
      <text:p text:style-name="P4"><text:span text:style-name="T3">resb</text:span><text:span text:style-name="T2">, </text:span><text:span text:style-name="T3">resw</text:span><text:span text:style-name="T2"> и др. , а также выражения в составе исполнительных адресов, которые могут повлиять на итоговый размер ассемблируемой команды.</text:span></text:p>
      <text:p text:style-name="P5"/>
      <text:p text:style-name="P6"><text:span text:style-name="T3">mov eax, [ebx]</text:span></text:p>
      <text:p text:style-name="P6"><text:span text:style-name="T3">mov ax, [ebx+100]</text:span></text:p>
      <text:p text:style-name="P6"><text:span text:style-name="T3">mov ax, [ebx+1000]</text:span></text:p>
      <text:p text:style-name="P7"/>
      <text:p text:style-name="P4"><text:span text:style-name="T2">Эти команды порождают соответственно 2 байта, 3 байта и 6 байтов кода т.к. число, входящее в состав исполнительного адреса занимает 1, 2 и 4 байта соответственно.</text:span></text:p>
      <text:p text:style-name="P5"/>
      <text:p text:style-name="P4"><text:span text:style-name="T2"><text:s/>А </text:span><text:span text:style-name="T3">mov</text:span><text:span text:style-name="T2"> <text:s/></text:span><text:span text:style-name="T3">eax</text:span><text:span text:style-name="T2">, [</text:span><text:span text:style-name="T3">ebx</text:span><text:span text:style-name="T2">+</text:span><text:span text:style-name="T3">label</text:span><text:span text:style-name="T2"> ] <text:s text:c="2"/>? – значение </text:span><text:span text:style-name="T3">label</text:span><text:span text:style-name="T2"> пока не определено.</text:span></text:p>
      <text:p text:style-name="P5"/>
      <text:p text:style-name="P4"><text:span text:style-name="T2">Этих трудностей можно избежать, если внутри исполнительного адреса в явном виде указать разрядность – </text:span><text:span text:style-name="T3">byte</text:span><text:span text:style-name="T2">, </text:span><text:span text:style-name="T3">word</text:span><text:span text:style-name="T2">, </text:span><text:span text:style-name="T3">dword</text:span><text:span text:style-name="T2">.</text:span></text:p>
      <text:p text:style-name="P5"/>
      <text:p text:style-name="P6"><text:span text:style-name="T3">mov</text:span><text:span text:style-name="T2"> <text:s/></text:span><text:span text:style-name="T3">eax</text:span><text:span text:style-name="T2">, [</text:span><text:span text:style-name="T3">ebx</text:span><text:span text:style-name="T2"> + </text:span><text:span text:style-name="T3">dword</text:span><text:span text:style-name="T2"> </text:span><text:span text:style-name="T3">label</text:span><text:span text:style-name="T2"> ] <text:s/>даже если длина </text:span><text:span text:style-name="T3">label</text:span><text:span text:style-name="T2"> не известна, то длина уго уже указана.<text:line-break/></text:span><text:bookmark text:name="_GoBack"/></text:p>
      <text:p text:style-name="P3">Код операций <text:s/>операнд1(оп1) оп2</text:p>
      <text:p text:style-name="P3">R-R</text:p>
      <text:p text:style-name="P3">R-m</text:p>
      <text:p text:style-name="P3">m-R</text:p>
      <text:p text:style-name="P3">m- memory</text:p>
      <text:p text:style-name="P3">r — непосредственный операнд (const)</text:p>
      <text:p text:style-name="P3">?? в первое записываем</text:p>
      <text:p text:style-name="P3">оба операнда одинакового размера байт- байт / слово — слово</text:p>
      <text:p text:style-name="P12">[a] - <text:s/>содержание переменной а \\ без скобок адрес</text:p>
      <text:p text:style-name="P13">Дир<text:span text:style-name="T6">е</text:span>ктива — предпроцессорная подготовка</text:p>
      <text:p text:style-name="P14">a equ 8+7</text:p>
      <text:p text:style-name="P14">sum equ eax</text:p>
      <text:p text:style-name="P18"/>
      <text:p text:style-name="P14"/>
      <text:p text:style-name="P15"><text:soft-page-break/>commands </text:p>
      <text:p text:style-name="P15">command *</text:p>
      <text:p text:style-name="P15">.</text:p>
      <text:p text:style-name="P15">.</text:p>
      <text:p text:style-name="P15">.</text:p>
      <text:p text:style-name="P15">. <text:s text:c="15"/>*</text:p>
      <text:p text:style-name="P15"/>
      <text:p text:style-name="P15">1) mov op1, op2 <text:s/>op1=op2 второй не меняется </text:p>
      <text:p text:style-name="P15">op1 <text:s/>op2</text:p>
      <text:p text:style-name="P15">r8 <text:s text:c="7"/>r8, m8, i8(neposred operand)</text:p>
      <text:p text:style-name="P15">m8 <text:s text:c="3"/>r8, i8</text:p>
      <text:p text:style-name="P15">r16 <text:s text:c="2"/>r16, m16, i16</text:p>
      <text:p text:style-name="P15">m16 <text:s text:c="2"/>r16, i16</text:p>
      <text:p text:style-name="P15"/>
      <text:p text:style-name="P15"/>
      <text:p text:style-name="P15">mov al, 5 - <text:s/>al — part of eax</text:p>
      <text:p text:style-name="P15">mov [a], 5 - <text:s/>not understendable size <text:s/>of a — &gt;wrong</text:p>
      <text:p text:style-name="P15">right : mov [a], byte 5</text:p>
      <text:p text:style-name="P15">Операторы непосредственного указателя типа (byte, word, dword)</text:p>
      <text:p text:style-name="P15"/>
      <text:p text:style-name="P15">2) <text:s/>xchg <text:s/>меняет операнты местами </text:p>
      <text:p text:style-name="P15"/>
      <text:p text:style-name="P15">op1 - <text:s/>op2</text:p>
      <text:p text:style-name="P15">r8 <text:s text:c="2"/>- <text:s/>r8, m8</text:p>
      <text:p text:style-name="P15">m8 - <text:s/>r8</text:p>
      <text:p text:style-name="P15">r16 - <text:s/>m16, r16</text:p>
      <text:p text:style-name="P15">m16 - <text:s/>r16</text:p>
      <text:p text:style-name="P15">_______________</text:p>
      <text:p text:style-name="P15"/>
      <text:p text:style-name="P16"><text:s/>task 1</text:p>
      <text:p text:style-name="P16">mov al, [a]</text:p>
      <text:p text:style-name="P16">mov ah, [a+2]</text:p>
      <text:p text:style-name="P16">xchg al, [a+1]</text:p>
      <text:p text:style-name="P16">xchg ah, [a+2]</text:p>
      <text:p text:style-name="P16">___________</text:p>
      <text:p text:style-name="P16">task 2</text:p>
      <text:p text:style-name="P16"/>
      <text:p text:style-name="P16">a dw 7<text:span text:style-name="T7"> 0000000001001001- 1111111110110111=-73</text:span></text:p>
      <text:p text:style-name="P16">b dw 0</text:p>
      <text:p text:style-name="P16"><text:s text:c="4"/></text:p>
      <text:p text:style-name="P16"/>
      <text:p text:style-name="P16">mov ax, [a] <text:s text:c="2"/>a 10110111 <text:s/><text:span text:style-name="T7">a+1 </text:span>11111111 // <text:span text:style-name="T8">ax = ah al = 11111111 10110111</text:span></text:p>
      <text:p text:style-name="P16">mov byte [b], ah <text:span text:style-name="T7">11111111 <text:s/>= FF</text:span></text:p>
      <text:p text:style-name="P19">mov byte [b+1], al <text:span text:style-name="T8">10110111 = B7</text:span></text:p>
      <text:p text:style-name="P16"/>
      <text:p text:style-name="P17">task 3</text:p>
      <text:p text:style-name="P17"/>
      <text:p text:style-name="P17">a dq 7777</text:p>
      <text:p text:style-name="P17">b dq 8888</text:p>
      <text:p text:style-name="P17"><text:soft-page-break/>a = b how ?</text:p>
      <text:p text:style-name="P17"/>
      <text:p text:style-name="P17">Eax,ebx, edx</text:p>
      <text:p text:style-name="P17"/>
      <text:p text:style-name="P17">mov eax, <text:s/>dword [b],</text:p>
      <text:p text:style-name="P17">mov <text:s/>dword [a], eax</text:p>
      <text:p text:style-name="P17">mov eax, dword[b+4]</text:p>
      <text:p text:style-name="P20">mov dword[<text:span text:style-name="T9">a</text:span>+4], eax</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na</meta:initial-creator>
    <meta:editing-cycles>13</meta:editing-cycles>
    <meta:creation-date>2019-02-09T16:00:00</meta:creation-date>
    <dc:date>2020-02-19T18:09:47.194873311</dc:date>
    <meta:editing-duration>PT1H48M53S</meta:editing-duration>
    <meta:generator>LibreOffice/6.0.7.3$Linux_X86_64 LibreOffice_project/00m0$Build-3</meta:generator>
    <meta:document-statistic meta:table-count="0" meta:image-count="0" meta:object-count="0" meta:page-count="5" meta:paragraph-count="96" meta:word-count="685" meta:character-count="4328" meta:non-whitespace-character-count="36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